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(84+17/60)/(3.107*5)-5)*60=25.5s <text:s/>----&gt; 5:25/mile</text:p>
      <text:p text:style-name="Standard"/>
      <text:p text:style-name="Standard">((84+17/60)/(3.107*5))*13.11----&gt; half marathon in 1: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7-15T08:04:47.75</meta:creation-date>
    <meta:document-statistic meta:table-count="0" meta:image-count="0" meta:object-count="0" meta:page-count="1" meta:paragraph-count="2" meta:word-count="10" meta:character-count="105"/>
    <dc:date>2016-07-15T08:44:39.99</dc:date>
    <dc:creator>James Lombardi</dc:creator>
    <meta:editing-duration>PT39M53S</meta:editing-duration>
    <meta:editing-cycles>1</meta:editing-cycles>
    <meta:generator>OpenOffice/4.1.0$Win32 OpenOffice.org_project/410m18$Build-9764</meta:generator>
  </office:meta>
</office:document-meta>
</file>